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87263" officeooo:paragraph-rsid="00187263"/>
    </style:style>
    <style:style style:name="P2" style:family="paragraph" style:parent-style-name="Standard">
      <style:paragraph-properties fo:margin-left="0.4925in" fo:margin-right="0in" fo:text-indent="0in" style:auto-text-indent="false"/>
      <style:text-properties officeooo:rsid="00187263" officeooo:paragraph-rsid="00187263"/>
    </style:style>
    <style:style style:name="P3" style:family="paragraph" style:parent-style-name="Standard">
      <style:paragraph-properties fo:margin-left="0in" fo:margin-right="0in" fo:text-indent="0in" style:auto-text-indent="false"/>
      <style:text-properties officeooo:rsid="0019032b" officeooo:paragraph-rsid="0019032b"/>
    </style:style>
    <style:style style:name="P4" style:family="paragraph" style:parent-style-name="Text_20_body">
      <style:text-properties officeooo:paragraph-rsid="001f2c84"/>
    </style:style>
    <style:style style:name="P5" style:family="paragraph" style:parent-style-name="Text_20_body">
      <style:text-properties officeooo:rsid="001f2c84" officeooo:paragraph-rsid="001f2c84"/>
    </style:style>
    <style:style style:name="P6" style:family="paragraph" style:parent-style-name="Text_20_body" style:list-style-name="L1">
      <style:text-properties fo:font-weight="bold" officeooo:rsid="0021e50d" officeooo:paragraph-rsid="0021e50d" style:font-weight-asian="bold" style:font-weight-complex="bold"/>
    </style:style>
    <style:style style:name="P7" style:family="paragraph" style:parent-style-name="Text_20_body" style:list-style-name="L4">
      <style:text-properties fo:font-weight="bold" officeooo:rsid="0021e50d" officeooo:paragraph-rsid="0021e50d" style:font-weight-asian="bold" style:font-weight-complex="bold"/>
    </style:style>
    <style:style style:name="P8" style:family="paragraph" style:parent-style-name="Text_20_body" style:list-style-name="L2">
      <style:text-properties officeooo:paragraph-rsid="0021e50d"/>
    </style:style>
    <style:style style:name="P9" style:family="paragraph" style:parent-style-name="Text_20_body" style:list-style-name="L3">
      <style:text-properties officeooo:paragraph-rsid="00273d56"/>
    </style:style>
    <style:style style:name="P10" style:family="paragraph" style:parent-style-name="Text_20_body" style:list-style-name="L3">
      <style:text-properties officeooo:paragraph-rsid="0021e50d"/>
    </style:style>
    <style:style style:name="P11" style:family="paragraph" style:parent-style-name="Text_20_body" style:list-style-name="L3">
      <style:text-properties officeooo:rsid="0021e50d" officeooo:paragraph-rsid="0021e50d"/>
    </style:style>
    <style:style style:name="P12" style:family="paragraph" style:parent-style-name="Text_20_body" style:list-style-name="L5">
      <style:text-properties officeooo:paragraph-rsid="0021e50d"/>
    </style:style>
    <style:style style:name="P13" style:family="paragraph" style:parent-style-name="Text_20_body" style:list-style-name="L6">
      <style:text-properties officeooo:paragraph-rsid="0021e50d"/>
    </style:style>
    <style:style style:name="P14" style:family="paragraph" style:parent-style-name="Text_20_body" style:list-style-name="L1">
      <style:paragraph-properties fo:margin-left="0.4925in" fo:margin-right="0in" fo:text-indent="-0.25in" style:auto-text-indent="false"/>
      <style:text-properties fo:font-weight="bold" officeooo:rsid="0021e50d" officeooo:paragraph-rsid="0021e50d" style:font-weight-asian="bold" style:font-weight-complex="bold"/>
    </style:style>
    <style:style style:name="T1" style:family="text">
      <style:text-properties officeooo:rsid="0019032b"/>
    </style:style>
    <style:style style:name="T2" style:family="text">
      <style:text-properties fo:font-weight="bold" officeooo:rsid="0019032b" style:font-weight-asian="bold" style:font-weight-complex="bold"/>
    </style:style>
    <style:style style:name="T3" style:family="text">
      <style:text-properties fo:font-weight="bold" officeooo:rsid="001f2c84" style:font-weight-asian="bold" style:font-weight-complex="bold"/>
    </style:style>
    <style:style style:name="T4" style:family="text">
      <style:text-properties officeooo:rsid="001cc65b"/>
    </style:style>
    <style:style style:name="T5" style:family="text">
      <style:text-properties officeooo:rsid="001e748c"/>
    </style:style>
    <style:style style:name="T6" style:family="text">
      <style:text-properties officeooo:rsid="001f2c84"/>
    </style:style>
    <style:style style:name="T7" style:family="text">
      <style:text-properties officeooo:rsid="0020b0a2"/>
    </style:style>
    <style:style style:name="T8" style:family="text">
      <style:text-properties officeooo:rsid="0021e50d"/>
    </style:style>
    <style:style style:name="T9" style:family="text">
      <style:text-properties officeooo:rsid="00239eb8"/>
    </style:style>
    <style:style style:name="T10" style:family="text">
      <style:text-properties officeooo:rsid="00258532"/>
    </style:style>
    <style:style style:name="T11" style:family="text">
      <style:text-properties officeooo:rsid="00273d56"/>
    </style:style>
    <style:style style:name="T12" style:family="text">
      <style:text-properties officeooo:rsid="0027f688"/>
    </style:style>
    <style:style style:name="T13" style:family="text">
      <style:text-properties officeooo:rsid="00298386"/>
    </style:style>
    <style:style style:name="T14" style:family="text">
      <style:text-properties officeooo:rsid="002aeb83"/>
    </style:style>
    <style:style style:name="T15" style:family="text">
      <style:text-properties officeooo:rsid="002b5df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odel File List</text:h>
      <text:p text:style-name="P4"><text:span text:style-name="T3">Per-task files</text:span><text:span text:style-name="T6"> are referenced in each task description, are stored in S3, and are pulled down by EZQ at the beginning of each task. The exact names and contents </text:span><text:span text:style-name="T9">typically</text:span><text:span text:style-name="T6"> change from task to task.</text:span></text:p>
      <text:p text:style-name="P4"><text:span text:style-name="T3">Bootstrap files</text:span><text:span text:style-name="T6"> are referenced in the bootstrap process for a worker node. They are stored in S3 and are pulled down during the bootstrap process. These files </text:span><text:span text:style-name="T9">typically</text:span><text:span text:style-name="T6"> stay the same from job to job, but can be altered to create a different job configuration by telling newly started machines to download a </text:span><text:span text:style-name="T7">custom</text:span><text:span text:style-name="T6"> ark </text:span><text:span text:style-name="T7">from S3 </text:span><text:span text:style-name="T10">(via userdata)</text:span><text:span text:style-name="T6">.</text:span></text:p>
      <text:p text:style-name="P4"><text:span text:style-name="T3">AMI files</text:span><text:span text:style-name="T6"> are data files that change </text:span><text:span text:style-name="T9">rarely</text:span><text:span text:style-name="T6"> – so rarely that the update mechanism involves creating a new AMI.</text:span></text:p>
      <text:p text:style-name="P5"/>
      <text:h text:style-name="Heading_20_2" text:outline-level="2">RUSLE2 Files</text:h>
      <text:h text:style-name="Heading_20_3" text:outline-level="3">Input:</text:h>
      <text:list xml:id="list12563402701" text:style-name="L1">
        <text:list-item>
          <text:p text:style-name="P6">Per-task files</text:p>
        </text:list-item>
      </text:list>
      <text:list xml:id="list978749421" text:style-name="L2">
        <text:list-item>
          <text:p text:style-name="P8"><text:span text:style-name="T8">soil files (*.soi) </text:span><text:span text:style-name="T11">– Generated by pre-grid </text:span></text:p>
        </text:list-item>
        <text:list-item>
          <text:p text:style-name="P8"><text:span text:style-name="T8">skel files (*.skel) </text:span><text:span text:style-name="T11">– Generated by user or by pregrid</text:span></text:p>
        </text:list-item>
      </text:list>
      <text:list xml:id="list1499876225" text:continue-list="list12563402701" text:style-name="L1">
        <text:list-item>
          <text:p text:style-name="P14">Bootstrap files</text:p>
        </text:list-item>
      </text:list>
      <text:list xml:id="list669389794" text:style-name="L3">
        <text:list-item>
          <text:p text:style-name="P9"><text:span text:style-name="T8">gdb </text:span><text:span text:style-name="T11">– Exact file is referenced in </text:span><text:span text:style-name="T12">instance userdata. Edit the userdata section of EZQ/Utils/nimbus_config.yml to set this value.</text:span></text:p>
        </text:list-item>
        <text:list-item>
          <text:p text:style-name="P11">rtf (??)</text:p>
        </text:list-item>
        <text:list-item>
          <text:p text:style-name="P10"><text:span text:style-name="T8">ata1-20cfc_tbl1.xlsx </text:span><text:span text:style-name="T11">– Appears directly in the worker ark.</text:span></text:p>
        </text:list-item>
        <text:list-item>
          <text:p text:style-name="P10"><text:span text:style-name="T8">crop_budget.conf </text:span><text:span text:style-name="T11">– Appears directly in the worker ark.</text:span></text:p>
        </text:list-item>
      </text:list>
      <text:list xml:id="list2024513683" text:continue-list="list1499876225" text:style-name="L1">
        <text:list-item>
          <text:p text:style-name="P14">AMI files</text:p>
        </text:list-item>
      </text:list>
      <text:h text:style-name="Heading_20_3" text:outline-level="3"><text:span text:style-name="T2">Output</text:span><text:span text:style-name="T1">:</text:span></text:h>
      <text:p text:style-name="P3"><text:tab/><text:span text:style-name="T4">No output files for RUSLE2. </text:span><text:span text:style-name="T5">Results are placed directly into SQS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2" text:outline-level="2"><text:soft-page-break/>WEPS Files</text:h>
      <text:h text:style-name="Heading_20_3" text:outline-level="3">Input:</text:h>
      <text:list xml:id="list1709501404" text:style-name="L4">
        <text:list-item>
          <text:p text:style-name="P7">Per-task files</text:p>
        </text:list-item>
      </text:list>
      <text:list xml:id="list1227422460" text:style-name="L5">
        <text:list-item>
          <text:p text:style-name="P12"><text:span text:style-name="T8">man files (*.man) </text:span><text:span text:style-name="T11">– Generated by user or by pregrid. </text:span><text:span text:style-name="T13">These should be placed into S3 under share/leaf/weps/weps.wjr. They can be either individual files or zip files containing multiple man files. </text:span><text:span text:style-name="T15">For user generated files, t</text:span><text:span text:style-name="T13">hey should be specified as part of the message in the Job Queue. More details </text:span><text:span text:style-name="T14">to come</text:span><text:span text:style-name="T13"> when we have a better handle on the exact use cases we need to support.</text:span></text:p>
        </text:list-item>
      </text:list>
      <text:list xml:id="list1492495164" text:continue-list="list1709501404" text:style-name="L4">
        <text:list-item>
          <text:p text:style-name="P7">Bootstrap files</text:p>
        </text:list-item>
      </text:list>
      <text:list xml:id="list291231471" text:style-name="L6">
        <text:list-item>
          <text:p text:style-name="P13"><text:span text:style-name="T8">climate </text:span><text:span text:style-name="T11">– Appear in weps ark.</text:span></text:p>
        </text:list-item>
        <text:list-item>
          <text:p text:style-name="P13"><text:span text:style-name="T8">Wind </text:span><text:span text:style-name="T11">– Appear in weps ark.</text:span></text:p>
        </text:list-item>
        <text:list-item>
          <text:p text:style-name="P13"><text:span text:style-name="T8">soil (ifc) </text:span><text:span text:style-name="T11">– Appear in weps ark.</text:span></text:p>
        </text:list-item>
      </text:list>
      <text:list xml:id="list175588057" text:continue-list="list1492495164" text:style-name="L4">
        <text:list-item>
          <text:p text:style-name="P7">AMI files</text:p>
        </text:list-item>
      </text:list>
      <text:p text:style-name="P2"/>
      <text:h text:style-name="Heading_20_3" text:outline-level="3">Output:</text:h>
      <text:p text:style-name="P3"><text:tab/><text:span text:style-name="T5">No output files for WEPS. Results are placed directly into SQ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4T08:12:46.316406000</meta:creation-date>
    <dc:date>2014-04-16T22:54:03</dc:date>
    <meta:editing-duration>PT50M20S</meta:editing-duration>
    <meta:editing-cycles>16</meta:editing-cycles>
    <meta:generator>LibreOffice/3.6$Linux_X86_64 LibreOffice_project/360m1$Build-2</meta:generator>
    <dc:creator>penn </dc:creator>
    <meta:document-statistic meta:table-count="0" meta:image-count="0" meta:object-count="0" meta:page-count="2" meta:paragraph-count="28" meta:word-count="315" meta:character-count="1753" meta:non-whitespace-character-count="1479"/>
  </office:meta>
</office:document-meta>
</file>